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60aae8" officeooo:paragraph-rsid="001ed4c0"/>
    </style:style>
    <style:style style:name="P3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4" style:family="paragraph" style:parent-style-name="Standard">
      <style:text-properties officeooo:paragraph-rsid="00245f98"/>
    </style:style>
    <style:style style:name="P5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6" style:family="paragraph">
      <loext:graphic-properties draw:fill="none" draw:fill-color="#ffffff"/>
      <style:text-properties style:font-name="Liberation Sans" fo:font-size="12pt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P8" style:family="paragraph">
      <loext:graphic-properties draw:fill="none" draw:fill-color="#ffffff"/>
      <style:text-properties fo:color="#800000" style:font-name="Liberation Sans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color="#800000" style:font-name="Liberation Sans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style:font-name="Liberation Sans" fo:font-size="8pt" style:font-size-asian="8pt" style:font-size-complex="8pt"/>
    </style:style>
    <style:style style:name="P11" style:family="paragraph">
      <loext:graphic-properties draw:fill="none" draw:fill-color="#ffffff"/>
      <style:text-properties fo:color="#ffffff" style:font-name="Liberation San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2pt" fo:font-weight="bold" style:font-weight-asian="bold" style:font-weight-complex="bold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fo:color="#ffffff" style:font-name="Liberation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vertical-pos="from-top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489cm" fo:margin-left="1cm" fo:margin-right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3cm" style:protect="position size" fo:margin-left="1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entries" text:anchor-type="as-char" svg:y="0cm" svg:width="6.985cm" svg:height="5.08cm" draw:z-index="0"><draw:text-box><text:p text:style-name="P5"/><text:p text:style-name="P5"><draw:frame text:anchor-type="char" draw:z-index="6" draw:name="depot.name |  bg-color: &quot;@depot.farbCode&quot;" draw:style-name="gr2" draw:text-style-name="P11" svg:width="3.92cm" svg:height="0.653cm" svg:x="1cm" svg:y="0.071cm"><draw:text-box><text:p><text:span text:style-name="T5">Depot</text:span></text:p></draw:text-box></draw:frame></text:p><text:p text:style-name="P1"><draw:frame text:anchor-type="as-char" svg:y="-0.365cm" draw:z-index="1" draw:name="korb.abotyp.name" draw:style-name="gr1" draw:text-style-name="P6" svg:width="3.92cm" svg:height="0.489cm"><draw:text-box><text:p><text:span text:style-name="T1">Abotyp</text:span></text:p></draw:text-box></draw:frame></text:p><text:p text:style-name="P1"><draw:frame text:anchor-type="as-char" svg:y="-0.365cm" draw:z-index="2" draw:name="datum | date: &quot;EEE, dd.MM.yyyy&quot;" draw:style-name="gr1" draw:text-style-name="P7" svg:width="3.92cm" svg:height="0.489cm"><draw:text-box><text:p><text:span text:style-name="T2">datum</text:span></text:p></draw:text-box></draw:frame></text:p><text:p text:style-name="P3"/><text:p text:style-name="P1"><draw:frame text:anchor-type="as-char" svg:y="-0.365cm" draw:z-index="3" draw:name="korb.kunde.bezeichnung" draw:style-name="gr1" draw:text-style-name="P8" svg:width="5.619cm" svg:height="0.489cm"><draw:text-box><text:p><text:span text:style-name="T3">Kundebezeichnung</text:span></text:p></draw:text-box></draw:frame></text:p><text:p text:style-name="P2"><draw:frame text:anchor-type="as-char" svg:y="-0.365cm" draw:z-index="4" draw:name="korb.kunde.strasseUndNummer" draw:style-name="gr1" draw:text-style-name="P9" svg:width="5.675cm" svg:height="0.489cm"><draw:text-box><text:p><text:span text:style-name="T2">Strasse</text:span></text:p></draw:text-box></draw:frame></text:p><text:p text:style-name="P2"><draw:frame text:anchor-type="as-char" svg:y="-0.365cm" draw:z-index="5" draw:name="korb.kunde.telefonNummern" draw:style-name="gr1" draw:text-style-name="P10" svg:width="5.64cm" svg:height="0.489cm"><draw:text-box><text:p><text:span text:style-name="T4">Telefonnummern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31cm" fo:margin-bottom="2.131cm" fo:margin-left="0cm" fo:margin-right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4-25T13:43:53.242893889</meta:creation-date>
    <dc:date>2017-06-01T09:17:14.091575182</dc:date>
    <meta:editing-duration>P1DT20H14M52S</meta:editing-duration>
    <meta:editing-cycles>44</meta:editing-cycles>
    <meta:generator>LibreOffice/5.3.1.2$Linux_X86_64 LibreOffice_project/30m0$Build-2</meta:generator>
    <dc:creator>Alwin Egger</dc:creator>
    <meta:document-statistic meta:table-count="0" meta:image-count="0" meta:object-count="0" meta:page-count="1" meta:paragraph-count="6" meta:word-count="0" meta:character-count="0" meta:non-whitespace-character-count="0"/>
  </office:meta>
</office:document-meta>
</file>